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444444" draw:marker-start-width="0.305cm" draw:marker-end-width="0.305cm" draw:fill="none" draw:textarea-horizontal-align="justify" draw:textarea-vertical-align="top" draw:auto-grow-height="false" fo:min-height="3.994cm" fo:min-width="5.522cm" fo:padding-top="0.162cm" fo:padding-bottom="0.162cm" fo:padding-left="0.287cm" fo:padding-right="0.287cm" draw:shadow="hidden"/>
      <style:paragraph-properties style:writing-mode="lr-tb"/>
    </style:style>
    <style:style style:name="gr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3" style:family="graphic" style:parent-style-name="standard">
      <style:graphic-properties draw:stroke="none" svg:stroke-width="0.076cm" svg:stroke-color="#5983b0" draw:marker-start="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4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5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opacity="100%" draw:textarea-horizontal-align="justify" draw:textarea-vertical-align="middle" draw:auto-grow-height="false" fo:min-height="1.694cm" fo:min-width="4.253cm" fo:padding-top="0.162cm" fo:padding-bottom="0.162cm" fo:padding-left="0.287cm" fo:padding-right="0.287cm" draw:shadow="hidden"/>
      <style:paragraph-properties style:writing-mode="lr-tb"/>
    </style:style>
    <style:style style:name="gr6" style:family="graphic" style:parent-style-name="objectwithoutfill">
      <style:graphic-properties svg:stroke-width="0.076cm" svg:stroke-color="#0088aa" draw:marker-start-width="0.305cm" draw:marker-end="Rounded_20_large_20_Arrow" draw:marker-end-width="0.305cm" svg:stroke-linecap="round" draw:fill="solid" draw:fill-color="#0088aa" draw:textarea-vertical-align="middle" fo:padding-top="0.163cm" fo:padding-bottom="0.163cm" fo:padding-left="0.288cm" fo:padding-right="0.288cm" draw:shadow="hidden"/>
    </style:style>
    <style:style style:name="gr7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2.083cm" fo:min-width="4.881cm" fo:padding-top="0.162cm" fo:padding-bottom="0.162cm" fo:padding-left="0.287cm" fo:padding-right="0.287cm" draw:shadow="hidden"/>
      <style:paragraph-properties style:writing-mode="lr-tb"/>
    </style:style>
    <style:style style:name="gr8" style:family="graphic" style:parent-style-name="objectwithoutfill">
      <style:graphic-properties svg:stroke-width="0.076cm" svg:stroke-color="#0088aa" draw:marker-start-width="0.305cm" draw:marker-end="Rounded_20_large_20_Arrow" draw:marker-end-width="0.305cm" draw:fill="solid" draw:fill-color="#0088aa" draw:textarea-vertical-align="middle" fo:padding-top="0.163cm" fo:padding-bottom="0.163cm" fo:padding-left="0.288cm" fo:padding-right="0.288cm" draw:shadow="hidden"/>
    </style:style>
    <style:style style:name="gr9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43cm" fo:min-width="2.893cm" fo:padding-top="0.162cm" fo:padding-bottom="0.162cm" fo:padding-left="0.287cm" fo:padding-right="0.287cm" draw:shadow="hidden"/>
      <style:paragraph-properties style:writing-mode="lr-tb"/>
    </style:style>
    <style:style style:name="P1" style:family="paragraph">
      <style:paragraph-properties fo:text-align="start" style:writing-mode="lr-tb"/>
      <style:text-properties fo:color="#444444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>
      <loext:graphic-properties draw:fill="none"/>
      <style:paragraph-properties fo:text-align="start" style:writing-mode="lr-tb"/>
      <style:text-properties fo:color="#444444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>
      <style:paragraph-properties fo:text-align="center" style:writing-mode="lr-tb"/>
      <style:text-properties fo:color="#333333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4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5" style:family="paragraph">
      <style:paragraph-properties fo:text-align="center" style:writing-mode="lr-tb"/>
      <style:text-properties fo:color="#444444" fo:font-size="10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44444" fo:font-size="10pt" fo:language="zxx" fo:country="none" style:language-asian="zxx" style:country-asian="none" style:language-complex="zxx" style:country-complex="none"/>
    </style:style>
    <style:style style:name="P7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fo:font-size="10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 style:writing-mode="lr-tb"/>
      <style:text-properties fo:color="#444444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44444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0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33333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2" style:family="paragraph">
      <loext:graphic-properties draw:fill="gradient" draw:fill-color="#4392af" draw:fill-gradient-name="Pastel_20_Bouquet" draw:opacity="100%"/>
      <style:paragraph-properties fo:margin-left="0cm" fo:margin-right="0cm" fo:margin-top="0cm" fo:margin-bottom="0cm" fo:line-height="100%" fo:text-align="center" fo:text-indent="0cm" style:writing-mode="lr-tb"/>
      <style:text-properties fo:color="#333333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3" style:family="paragraph">
      <loext:graphic-properties draw:fill="solid" draw:fill-color="#0088aa"/>
      <style:paragraph-properties fo:text-align="center"/>
      <style:text-properties fo:color="#5983b0"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 style:writing-mode="lr-tb"/>
      <style:text-properties fo:color="#444444" style:font-name="DejaVu Sans" fo:font-size="20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style:style style:name="P15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style:font-name="DejaVu Sans" fo:font-size="20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style:style style:name="P16" style:family="paragraph">
      <loext:graphic-properties draw:fill="solid" draw:fill-color="#0088aa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444444"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333333" style:font-name="Liberation Sans" fo:font-size="10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444444" style:font-name="DejaVu Sans" fo:font-size="10pt" fo:font-weight="bold" style:font-weight-asian="bold" style:font-weight-complex="bold"/>
    </style:style>
    <style:style style:name="T4" style:family="text">
      <style:text-properties fo:color="#444444" fo:font-size="10pt" fo:font-weight="bold" style:font-weight-asian="bold" style:font-weight-complex="bold"/>
    </style:style>
    <style:style style:name="T5" style:family="text">
      <style:text-properties fo:color="#444444" fo:font-size="10pt" fo:font-weight="normal" style:font-weight-asian="normal" style:font-weight-complex="normal"/>
    </style:style>
    <style:style style:name="T6" style:family="text">
      <style:text-properties fo:color="#444444" style:font-name="DejaVu Sans" fo:font-size="10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444444" style:font-name="Liberation Sans" fo:font-size="10pt" style:letter-kerning="true" style:font-name-asian="Noto Sans CJK SC" style:font-size-asian="18pt" style:font-name-complex="Lohit Devanagari" style:font-size-complex="18pt"/>
    </style:style>
    <style:style style:name="T8" style:family="text">
      <style:text-properties fo:color="#333333" style:font-name="DejaVu Sans" fo:font-size="10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9" style:family="text">
      <style:text-properties fo:color="#444444" style:font-name="DejaVu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4.318cm" svg:x="16.22cm" svg:y="2.54cm">
          <text:p text:style-name="P1"><text:span text:style-name="T1">virtualenv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67cm" svg:height="1.867cm" svg:x="17.741cm" svg:y="3.766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26cm" svg:height="2.286cm" svg:x="0.635cm" svg:y="0.602cm">
          <text:p text:style-name="P5"><text:span text:style-name="T3">setup.py</text:span><text:span text:style-name="T4">,</text:span><text:span text:style-name="T4"><text:line-break/></text:span><text:span text:style-name="T3">pyproject.toml</text:span><text:span text:style-name="T4">, </text:span><text:span text:style-name="T4">…</text:span></text:p>
          <text:p text:style-name="P5"><text:span text:style-name="T4"/></text:p>
          <text:p text:style-name="P6"><text:span text:style-name="T5">Project </text:span><text:span text:style-name="T5">configurati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0" draw:layer="layout" svg:width="4.826cm" svg:height="2.286cm" svg:x="0.635cm" svg:y="3.396cm">
          <text:p text:style-name="P8"><text:span text:style-name="T6">requiremen</text:span><text:span text:style-name="T6">ts.txt.in</text:span></text:p>
          <text:p text:style-name="P8"><text:span text:style-name="T7"/></text:p>
          <text:p text:style-name="P9"><text:span text:style-name="T7">Constraints </text:span><text:span text:style-name="T7">and </text:span><text:span text:style-name="T7"><text:line-break/></text:span><text:span text:style-name="T7">pip option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2" draw:layer="layout" svg:width="4.826cm" svg:height="2.286cm" svg:x="0.635cm" svg:y="6.19cm">
          <text:p text:style-name="P11"><text:span text:style-name="T8">requirements.t</text:span><text:span text:style-name="T8">xt</text:span><text:span text:style-name="T2"><text:line-break/></text:span><text:span text:style-name="T2"><text:line-break/></text:span><text:span text:style-name="T2">Pinned </text:span><text:span text:style-name="T2">dependencies</text:span><text:span text:style-name="T2"><text:line-break/></text:span><text:span text:style-name="T2">and pip option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3" draw:layer="layout" svg:x1="5.679cm" svg:y1="1.905cm" svg:x2="8.6cm" svg:y2="4.064cm">
          <text:p/>
        </draw:line>
        <draw:line draw:style-name="gr6" draw:text-style-name="P13" draw:layer="layout" svg:x1="5.679cm" svg:y1="4.635cm" svg:x2="8.6cm" svg:y2="4.635cm">
          <text:p/>
        </draw:line>
        <draw:line draw:style-name="gr6" draw:text-style-name="P13" draw:layer="layout" svg:x1="5.679cm" svg:y1="7.239cm" svg:x2="8.6cm" svg:y2="5.207cm">
          <text:p/>
        </draw:line>
        <draw:custom-shape draw:style-name="gr7" draw:text-style-name="P15" draw:layer="layout" svg:width="5.715cm" svg:height="2.667cm" svg:x="8.727cm" svg:y="3.302cm">
          <text:p text:style-name="P14"><text:span text:style-name="T9">pip-df 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3" draw:layer="layout" svg:x1="14.696cm" svg:y1="4.635cm" svg:x2="17.49cm" svg:y2="4.635cm">
          <text:p/>
        </draw:line>
        <draw:polyline draw:style-name="gr8" draw:text-style-name="P16" draw:layer="controls" svg:width="3.428cm" svg:height="8.762cm" draw:transform="rotate (-1.5707963267949) translate (11.521cm 6.223cm)" svg:viewBox="0 0 3429 8763" draw:points="0,0 3429,0 3429,8763 2413,8763">
          <text:p/>
        </draw:polyline>
        <draw:custom-shape draw:style-name="gr9" draw:text-style-name="P4" draw:layer="controls" svg:width="3.467cm" svg:height="1.867cm" svg:x="17.741cm" svg:y="3.766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3.467cm" svg:height="1.867cm" svg:x="18.214cm" svg:y="4.2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3.467cm" svg:height="1.867cm" svg:x="17.998cm" svg:y="3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controls" svg:width="3.467cm" svg:height="1.867cm" svg:x="17.741cm" svg:y="3.766cm">
          <text:p text:style-name="P8"><text:span text:style-name="T7">Installed project</text:span><text:span text:style-name="T7"><text:line-break/></text:span><text:span text:style-name="T7">and dependenc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b4c7dc" draw:end-color="#5983b0" draw:start-intensity="100%" draw:end-intensity="100%" draw:angle="300" draw:border="0%"/>
    <draw:gradient draw:name="Gradient_20_2" draw:display-name="Gradient 2" draw:style="linear" draw:start-color="#909fb0" draw:end-color="#006d88" draw:start-intensity="100%" draw:end-intensity="100%" draw:angle="300" draw:border="0%"/>
    <draw:gradient draw:name="Gradient_20_3" draw:display-name="Gradient 3" draw:style="linear" draw:start-color="#b4c7dc" draw:end-color="#5983b0" draw:start-intensity="100%" draw:end-intensity="100%" draw:angle="300" draw:border="0%"/>
    <draw:gradient draw:name="Pastel_20_Bouquet" draw:display-name="Pastel Bouquet" draw:style="linear" draw:start-color="#b4c7dc" draw:end-color="#0088aa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9:41:14.430196026</meta:creation-date>
    <dc:date>2020-08-22T13:48:52.048808246</dc:date>
    <meta:editing-duration>PT55M46S</meta:editing-duration>
    <meta:editing-cycles>9</meta:editing-cycles>
    <meta:generator>LibreOffice/6.4.5.2$Linux_X86_64 LibreOffice_project/40$Build-2</meta:generator>
    <dc:creator>Stéphane Bidoul</dc:creator>
    <meta:document-statistic meta:object-count="15"/>
  </office:meta>
</office:document-meta>
</file>